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ccccc" draw:textarea-horizontal-align="justify" draw:textarea-vertical-align="middle" draw:auto-grow-height="false" fo:min-height="1.251cm" fo:min-width="0.667cm"/>
      <style:paragraph-properties style:writing-mode="lr-tb"/>
    </style:style>
    <style:style style:name="gr2" style:family="graphic" style:parent-style-name="standard">
      <style:graphic-properties svg:stroke-width="0.081cm" svg:stroke-color="#ed4c05" draw:marker-start-width="0.321cm" draw:marker-end="Arrowheads_20_1" draw:marker-end-width="0.321cm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5cm" fo:min-width="2.25cm" draw:shadow="visible" draw:shadow-offset-x="0.106cm" draw:shadow-offset-y="0.106cm"/>
      <style:paragraph-properties style:writing-mode="lr-tb"/>
    </style:style>
    <style:style style:name="gr4" style:family="graphic" style:parent-style-name="standard">
      <style:graphic-properties svg:stroke-color="#000000" draw:fill-color="#77bc65" draw:textarea-horizontal-align="justify" draw:textarea-vertical-align="middle" draw:auto-grow-height="false" fo:min-height="0.501cm" fo:min-width="3.5cm"/>
      <style:paragraph-properties style:writing-mode="lr-tb"/>
    </style:style>
    <style:style style:name="gr5" style:family="graphic" style:parent-style-name="standard">
      <style:graphic-properties svg:stroke-color="#000000" draw:fill-color="#cccccc" draw:textarea-horizontal-align="justify" draw:textarea-vertical-align="middle" draw:auto-grow-height="false" fo:min-height="0.75cm" fo:min-width="1.251cm"/>
      <style:paragraph-properties style:writing-mode="lr-tb"/>
    </style:style>
    <style:style style:name="gr6" style:family="graphic" style:parent-style-name="standard">
      <style:graphic-properties svg:stroke-color="#000000" draw:fill-color="#ff3838" draw:textarea-horizontal-align="justify" draw:textarea-vertical-align="middle" draw:auto-grow-height="false" fo:min-height="0.751cm" fo:min-width="1.001cm"/>
      <style:paragraph-properties style:writing-mode="lr-tb"/>
    </style:style>
    <style:style style:name="gr7" style:family="graphic" style:parent-style-name="standard">
      <style:graphic-properties svg:stroke-color="#000000" draw:fill-color="#ffff6d" draw:textarea-horizontal-align="justify" draw:textarea-vertical-align="middle" draw:auto-grow-height="false" fo:min-height="0.751cm" fo:min-width="1.001cm"/>
      <style:paragraph-properties style:writing-mode="lr-tb"/>
    </style:style>
    <style:style style:name="gr8" style:family="graphic" style:parent-style-name="objectwithoutfill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9" style:family="graphic" style:parent-style-name="objectwithoutfill">
      <style:graphic-properties svg:stroke-width="0.081cm" svg:stroke-color="#000000" draw:marker-start-width="0.322cm" draw:marker-end="Arrowheads_20_1" draw:marker-end-width="0.322cm" draw:fill="none" draw:textarea-vertical-align="middle" fo:padding-top="0.166cm" fo:padding-bottom="0.166cm" fo:padding-left="0.291cm" fo:padding-right="0.291cm"/>
    </style:style>
    <style:style style:name="gr10" style:family="graphic" style:parent-style-name="standard">
      <style:graphic-properties svg:stroke-width="0.081cm" svg:stroke-color="#000000" draw:marker-start-width="0.321cm" draw:marker-end="Arrowheads_20_1" draw:marker-end-width="0.321cm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5b277d" draw:marker-start-width="0.321cm" draw:marker-end="Arrowheads_20_1" draw:marker-end-width="0.321cm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3465a4" draw:marker-start-width="0.322cm" draw:marker-end="Arrowheads_20_1" draw:marker-end-width="0.322cm" draw:fill="none" draw:textarea-vertical-align="middle" fo:padding-top="0.166cm" fo:padding-bottom="0.166cm" fo:padding-left="0.291cm" fo:padding-right="0.291cm"/>
    </style:style>
    <style:style style:name="gr13" style:family="graphic" style:parent-style-name="standard">
      <style:graphic-properties svg:stroke-width="0.081cm" svg:stroke-color="#1e6a39" draw:marker-start-width="0.321cm" draw:marker-end="Arrowheads_20_1" draw:marker-end-width="0.321cm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color="#000000" draw:fill-color="#cccccc" draw:textarea-horizontal-align="justify" draw:textarea-vertical-align="middle" draw:auto-grow-height="false" fo:min-height="0.751cm" fo:min-width="1.251cm"/>
      <style:paragraph-properties style:writing-mode="lr-tb"/>
    </style:style>
    <style:style style:name="gr15" style:family="graphic" style:parent-style-name="standard">
      <style:graphic-properties svg:stroke-width="0.081cm" svg:stroke-color="#3465a4" draw:marker-start-width="0.321cm" draw:marker-end="Arrowheads_20_1" draw:marker-end-width="0.321cm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81cm" svg:stroke-color="#1e6a39" draw:marker-start-width="0.322cm" draw:marker-end="Arrowheads_20_1" draw:marker-end-width="0.322cm" draw:fill="none" draw:textarea-vertical-align="middle" fo:padding-top="0.166cm" fo:padding-bottom="0.166cm" fo:padding-left="0.291cm" fo:padding-right="0.291cm"/>
    </style:style>
    <style:style style:name="gr17" style:family="graphic" style:parent-style-name="objectwithoutfill">
      <style:graphic-properties svg:stroke-width="0.081cm" svg:stroke-color="#5b277d" draw:marker-start-width="0.322cm" draw:marker-end="Arrowheads_20_1" draw:marker-end-width="0.322cm" draw:fill="none" draw:textarea-vertical-align="middle" fo:padding-top="0.166cm" fo:padding-bottom="0.166cm" fo:padding-left="0.291cm" fo:padding-right="0.291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style:paragraph-properties fo:text-align="center" style:writing-mode="lr-tb"/>
      <style:text-properties fo:font-size="15pt" style:font-size-asian="15pt" style:font-size-complex="15pt"/>
    </style:style>
    <style:style style:name="P4" style:family="paragraph">
      <loext:graphic-properties draw:fill-color="#ffffff"/>
      <style:paragraph-properties fo:text-align="center" style:writing-mode="lr-tb"/>
      <style:text-properties fo:font-size="15pt" style:font-size-asian="15pt" style:font-size-complex="15pt"/>
    </style:style>
    <style:style style:name="P5" style:family="paragraph">
      <style:paragraph-properties fo:text-align="start" style:writing-mode="lr-tb"/>
      <style:text-properties fo:font-size="14pt" style:font-size-asian="14pt" style:font-size-complex="14pt"/>
    </style:style>
    <style:style style:name="P6" style:family="paragraph">
      <loext:graphic-properties draw:fill-color="#77bc65"/>
      <style:paragraph-properties fo:text-align="start" style:writing-mode="lr-tb"/>
      <style:text-properties fo:font-size="14pt" style:font-size-asian="14pt" style:font-size-complex="14pt"/>
    </style:style>
    <style:style style:name="P7" style:family="paragraph">
      <style:paragraph-properties fo:text-align="center" style:writing-mode="lr-tb"/>
      <style:text-properties fo:font-size="14pt" style:font-size-asian="15pt" style:font-size-complex="15pt"/>
    </style:style>
    <style:style style:name="P8" style:family="paragraph">
      <loext:graphic-properties draw:fill-color="#cccccc"/>
      <style:paragraph-properties fo:text-align="center" style:writing-mode="lr-tb"/>
      <style:text-properties fo:font-size="14pt" style:font-size-asian="15pt" style:font-size-complex="15pt"/>
    </style:style>
    <style:style style:name="P9" style:family="paragraph">
      <style:paragraph-properties fo:text-align="center" style:writing-mode="lr-tb"/>
      <style:text-properties fo:font-size="13pt" style:font-size-asian="13pt" style:font-size-complex="13pt"/>
    </style:style>
    <style:style style:name="P10" style:family="paragraph">
      <loext:graphic-properties draw:fill-color="#ff3838"/>
      <style:paragraph-properties fo:text-align="center" style:writing-mode="lr-tb"/>
      <style:text-properties fo:font-size="13pt" style:font-size-asian="13pt" style:font-size-complex="13pt"/>
    </style:style>
    <style:style style:name="P11" style:family="paragraph">
      <loext:graphic-properties draw:fill-color="#ffff6d"/>
      <style:paragraph-properties fo:text-align="center" style:writing-mode="lr-tb"/>
      <style:text-properties fo:font-size="13pt" style:font-size-asian="13pt" style:font-size-complex="13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cccccc"/>
      <style:paragraph-properties fo:text-align="center" style:writing-mode="lr-tb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1" draw:id="id31" draw:layer="layout" svg:width="1.75cm" svg:height="1.5cm" svg:x="16cm" svg:y="16.85cm">
          <text:p text:style-name="P1"><text:span text:style-name="T1">Pot.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" draw:text-style-name="P2" xml:id="id30" draw:id="id30" draw:layer="layout" svg:width="1.75cm" svg:height="1.5cm" svg:x="16cm" svg:y="11.35cm">
          <text:p text:style-name="P1"><text:span text:style-name="T1">Pot.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onnector draw:style-name="gr2" draw:text-style-name="P1" draw:layer="layout" draw:line-skew="1.822cm" svg:x1="8.5cm" svg:y1="1.875cm" svg:x2="17.75cm" svg:y2="10.5cm" draw:start-shape="id1" draw:start-glue-point="1" draw:end-shape="id2" draw:end-glue-point="3" svg:d="M8500 1875h6500v8625h2750" svg:viewBox="0 0 9251 8626">
          <text:p/>
        </draw:connector>
        <draw:custom-shape draw:style-name="gr3" draw:text-style-name="P4" xml:id="id3" draw:id="id3" draw:layer="layout" svg:width="2.75cm" svg:height="1.75cm" svg:x="5.75cm" svg:y="5.75cm">
          <text:p text:style-name="P3"><text:span text:style-name="T2">Mic</text:span><text:span text:style-name="T2"><text:line-break/></text:span><text:span text:style-name="T2">PreA</text:span><text:span text:style-name="T2">mp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8" draw:id="id18" draw:layer="layout" svg:width="4cm" svg:height="0.75cm" svg:x="1cm" svg:y="6.25cm">
          <text:p text:style-name="P5"><text:span text:style-name="T3">Mic </text:span><text:span text:style-name="T3">1 </text:span><text:span text:style-name="T3">(sy</text:span><text:span text:style-name="T3">m.)</text:span></text:p>
          <draw:enhanced-geometry svg:viewBox="0 0 21600 21600" draw:text-areas="0 0 21600 21600" draw:type="pentagon-right" draw:modifiers="18560.5598600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6" xml:id="id7" draw:id="id7" draw:layer="layout" svg:width="4cm" svg:height="0.75cm" svg:x="24.75cm" svg:y="6.25cm">
          <text:p text:style-name="P5"><text:span text:style-name="T3">Head</text:span><text:span text:style-name="T3">ph. 1</text:span></text:p>
          <draw:enhanced-geometry svg:viewBox="0 0 21600 21600" draw:text-areas="0 0 21600 21600" draw:type="pentagon-right" draw:modifiers="18560.5598600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6" xml:id="id5" draw:id="id5" draw:layer="layout" svg:width="4cm" svg:height="0.75cm" svg:x="1cm" svg:y="1.5cm">
          <text:p text:style-name="P5"><text:span text:style-name="T3">St</text:span><text:span text:style-name="T3">a</text:span><text:span text:style-name="T3">g</text:span><text:span text:style-name="T3">e </text:span><text:span text:style-name="T3">In </text:span><text:span text:style-name="T3">(s</text:span><text:span text:style-name="T3">y</text:span><text:span text:style-name="T3">m</text:span><text:span text:style-name="T3">.)</text:span></text:p>
          <draw:enhanced-geometry svg:viewBox="0 0 21600 21600" draw:text-areas="0 0 21600 21600" draw:type="pentagon-right" draw:modifiers="18560.5598600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6" xml:id="id9" draw:id="id9" draw:layer="layout" svg:width="4cm" svg:height="0.75cm" svg:x="24.75cm" svg:y="2.25cm">
          <text:p text:style-name="P5"><text:span text:style-name="T3">Sum Out (sym.)</text:span></text:p>
          <draw:enhanced-geometry svg:viewBox="0 0 21600 21600" draw:text-areas="0 0 21600 21600" draw:type="pentagon-right" draw:modifiers="18560.5598600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4" xml:id="id4" draw:id="id4" draw:layer="layout" svg:width="2.75cm" svg:height="1.75cm" svg:x="9cm" svg:y="5.75cm">
          <text:p text:style-name="P3"><text:span text:style-name="T3">Adj.</text:span><text:span text:style-name="T3"><text:line-break/></text:span><text:span text:style-name="T3">Gain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5cm" svg:height="1.5cm" svg:x="9.5cm" svg:y="4.25cm">
          <text:p text:style-name="P7"><text:span text:style-name="T1">Pot.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" draw:text-style-name="P10" draw:layer="layout" svg:width="1.5cm" svg:height="1.5cm" svg:x="8.75cm" svg:y="7.5cm">
          <text:p text:style-name="P9"><text:span text:style-name="T1">Mute</text:span>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7" draw:text-style-name="P11" draw:layer="layout" svg:width="1.5cm" svg:height="1.5cm" svg:x="10.5cm" svg:y="7.5cm">
          <text:p text:style-name="P9"><text:span text:style-name="T1">On-Air</text:span>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onnector draw:style-name="gr8" draw:text-style-name="P12" draw:layer="layout" draw:type="line" svg:x1="8.5cm" svg:y1="6.625cm" svg:x2="9cm" svg:y2="6.625cm" draw:start-shape="id3" draw:end-shape="id4" svg:d="M8500 6625h500" svg:viewBox="0 0 501 1">
          <text:p/>
        </draw:connector>
        <draw:custom-shape draw:style-name="gr3" draw:text-style-name="P4" xml:id="id1" draw:id="id1" draw:layer="layout" svg:width="2.75cm" svg:height="1.75cm" svg:x="5.75cm" svg:y="1cm">
          <text:p text:style-name="P3"><text:span text:style-name="T3">Line Input</text:span></text:p>
          <draw:enhanced-geometry svg:viewBox="0 0 21600 21600" draw:type="rectangle" draw:enhanced-path="M 0 0 L 21600 0 21600 21600 0 21600 0 0 Z N"/>
        </draw:custom-shape>
        <draw:connector draw:style-name="gr9" draw:text-style-name="P12" draw:layer="layout" draw:type="line" svg:x1="5cm" svg:y1="1.875cm" svg:x2="5.75cm" svg:y2="1.875cm" draw:start-shape="id5" draw:start-glue-point="1" draw:end-shape="id1" svg:d="M5000 1875h750" svg:viewBox="0 0 751 1">
          <text:p/>
        </draw:connector>
        <draw:custom-shape draw:style-name="gr3" draw:text-style-name="P4" xml:id="id8" draw:id="id8" draw:layer="layout" svg:width="2.75cm" svg:height="1.75cm" svg:x="21.25cm" svg:y="1.75cm">
          <text:p text:style-name="P3"><text:span text:style-name="T3">Line Dri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2.75cm" svg:height="1.75cm" svg:x="21.25cm" svg:y="5.75cm">
          <text:p text:style-name="P3"><text:span text:style-name="T3">Headphone</text:span></text:p>
          <text:p text:style-name="P3"><text:span text:style-name="T3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24cm" svg:y1="6.625cm" svg:x2="24.75cm" svg:y2="6.625cm" draw:start-shape="id6" draw:start-glue-point="1" draw:end-shape="id7" svg:d="M24000 6625h750" svg:viewBox="0 0 751 1">
          <text:p/>
        </draw:connector>
        <draw:connector draw:style-name="gr9" draw:text-style-name="P12" draw:layer="layout" draw:type="line" svg:x1="24cm" svg:y1="2.625cm" svg:x2="24.75cm" svg:y2="2.625cm" draw:start-shape="id8" draw:end-shape="id9" svg:d="M24000 2625h750" svg:viewBox="0 0 751 1">
          <text:p/>
        </draw:connector>
        <draw:connector draw:style-name="gr10" draw:text-style-name="P1" draw:layer="layout" draw:line-skew="-2cm" svg:x1="11.75cm" svg:y1="6.334cm" svg:x2="17.75cm" svg:y2="2.625cm" draw:end-shape="id10" draw:end-glue-point="3" svg:d="M11750 6334h750v-3709h5250" svg:viewBox="0 0 6001 3710">
          <text:p/>
        </draw:connector>
        <draw:connector draw:style-name="gr9" draw:text-style-name="P12" draw:layer="layout" draw:type="line" svg:x1="20.5cm" svg:y1="6.625cm" svg:x2="21.25cm" svg:y2="6.625cm" draw:start-shape="id11" draw:start-glue-point="1" draw:end-shape="id6" draw:end-glue-point="3" svg:d="M20500 6625h750" svg:viewBox="0 0 751 1">
          <text:p/>
        </draw:connector>
        <draw:custom-shape draw:style-name="gr3" draw:text-style-name="P4" xml:id="id12" draw:id="id12" draw:layer="layout" svg:width="2.75cm" svg:height="1.75cm" svg:x="5.75cm" svg:y="11.25cm">
          <text:p text:style-name="P3"><text:span text:style-name="T2">Mic</text:span><text:span text:style-name="T2"><text:line-break/></text:span><text:span text:style-name="T2">PreAmp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4" draw:id="id14" draw:layer="layout" svg:width="4cm" svg:height="0.75cm" svg:x="1cm" svg:y="11.75cm">
          <text:p text:style-name="P5"><text:span text:style-name="T3">Mic 2 (sym.)</text:span></text:p>
          <draw:enhanced-geometry svg:viewBox="0 0 21600 21600" draw:text-areas="0 0 21600 21600" draw:type="pentagon-right" draw:modifiers="18560.5598600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4" xml:id="id13" draw:id="id13" draw:layer="layout" svg:width="2.75cm" svg:height="1.75cm" svg:x="9cm" svg:y="11.25cm">
          <text:p text:style-name="P3"><text:span text:style-name="T3">Adj.</text:span><text:span text:style-name="T3"><text:line-break/></text:span><text:span text:style-name="T3">Gain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5cm" svg:height="1.5cm" svg:x="9.5cm" svg:y="9.75cm">
          <text:p text:style-name="P7"><text:span text:style-name="T1">Pot.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" draw:text-style-name="P10" draw:layer="layout" svg:width="1.5cm" svg:height="1.5cm" svg:x="8.75cm" svg:y="13cm">
          <text:p text:style-name="P9"><text:span text:style-name="T1">Mute</text:span>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7" draw:text-style-name="P11" draw:layer="layout" svg:width="1.5cm" svg:height="1.5cm" svg:x="10.5cm" svg:y="13cm">
          <text:p text:style-name="P9"><text:span text:style-name="T1">On-Air</text:span>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onnector draw:style-name="gr8" draw:text-style-name="P12" draw:layer="layout" draw:type="line" svg:x1="8.5cm" svg:y1="12.125cm" svg:x2="9cm" svg:y2="12.125cm" draw:start-shape="id12" draw:end-shape="id13" svg:d="M8500 12125h500" svg:viewBox="0 0 501 1">
          <text:p/>
        </draw:connector>
        <draw:connector draw:style-name="gr9" draw:text-style-name="P12" draw:layer="layout" draw:type="line" svg:x1="5cm" svg:y1="12.125cm" svg:x2="5.75cm" svg:y2="12.125cm" draw:start-shape="id14" draw:start-glue-point="1" draw:end-shape="id12" draw:end-glue-point="3" svg:d="M5000 12125h750" svg:viewBox="0 0 751 1">
          <text:p/>
        </draw:connector>
        <draw:custom-shape draw:style-name="gr3" draw:text-style-name="P4" xml:id="id15" draw:id="id15" draw:layer="layout" svg:width="2.75cm" svg:height="1.75cm" svg:x="5.75cm" svg:y="16.75cm">
          <text:p text:style-name="P3"><text:span text:style-name="T2">Mic</text:span><text:span text:style-name="T2"><text:line-break/></text:span><text:span text:style-name="T2">PreAmp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7" draw:id="id17" draw:layer="layout" svg:width="4cm" svg:height="0.75cm" svg:x="1cm" svg:y="17.25cm">
          <text:p text:style-name="P5"><text:span text:style-name="T3">Mic 3 (sym.)</text:span></text:p>
          <draw:enhanced-geometry svg:viewBox="0 0 21600 21600" draw:text-areas="0 0 21600 21600" draw:type="pentagon-right" draw:modifiers="18560.5598600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4" xml:id="id16" draw:id="id16" draw:layer="layout" svg:width="2.75cm" svg:height="1.75cm" svg:x="9cm" svg:y="16.75cm">
          <text:p text:style-name="P3"><text:span text:style-name="T3">Adj.</text:span><text:span text:style-name="T3"><text:line-break/></text:span><text:span text:style-name="T3">Gain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5cm" svg:height="1.5cm" svg:x="9.5cm" svg:y="15.25cm">
          <text:p text:style-name="P7"><text:span text:style-name="T1">Pot.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" draw:text-style-name="P10" draw:layer="layout" svg:width="1.5cm" svg:height="1.5cm" svg:x="8.75cm" svg:y="18.5cm">
          <text:p text:style-name="P9"><text:span text:style-name="T1">Mute</text:span>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7" draw:text-style-name="P11" draw:layer="layout" svg:width="1.5cm" svg:height="1.5cm" svg:x="10.5cm" svg:y="18.5cm">
          <text:p text:style-name="P9"><text:span text:style-name="T1">On-Air</text:span>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onnector draw:style-name="gr8" draw:text-style-name="P12" draw:layer="layout" draw:type="line" svg:x1="8.5cm" svg:y1="17.625cm" svg:x2="9cm" svg:y2="17.625cm" draw:start-shape="id15" draw:end-shape="id16" svg:d="M8500 17625h500" svg:viewBox="0 0 501 1">
          <text:p/>
        </draw:connector>
        <draw:connector draw:style-name="gr9" draw:text-style-name="P12" draw:layer="layout" draw:type="line" svg:x1="5cm" svg:y1="17.625cm" svg:x2="5.75cm" svg:y2="17.625cm" draw:start-shape="id17" draw:start-glue-point="1" draw:end-shape="id15" draw:end-glue-point="3" svg:d="M5000 17625h750" svg:viewBox="0 0 751 1">
          <text:p/>
        </draw:connector>
        <draw:connector draw:style-name="gr10" draw:text-style-name="P1" draw:layer="layout" draw:line-skew="-2cm" svg:x1="11.75cm" svg:y1="11.829cm" svg:x2="17.75cm" svg:y2="2.625cm" draw:end-shape="id10" draw:end-glue-point="3" svg:d="M11750 11829h750v-9204h5250" svg:viewBox="0 0 6001 9205">
          <text:p/>
        </draw:connector>
        <draw:connector draw:style-name="gr10" draw:text-style-name="P1" draw:layer="layout" draw:line-skew="-2cm" svg:x1="11.751cm" svg:y1="17.338cm" svg:x2="17.75cm" svg:y2="2.625cm" draw:end-shape="id10" draw:end-glue-point="3" svg:d="M11751 17338h749v-14713h5250" svg:viewBox="0 0 6000 14714">
          <text:p/>
        </draw:connector>
        <draw:connector draw:style-name="gr9" draw:text-style-name="P12" draw:layer="layout" draw:type="line" svg:x1="5cm" svg:y1="6.625cm" svg:x2="5.75cm" svg:y2="6.625cm" draw:start-shape="id18" draw:end-shape="id3" draw:end-glue-point="3" svg:d="M5000 6625h750" svg:viewBox="0 0 751 1">
          <text:p/>
        </draw:connector>
        <draw:connector draw:style-name="gr2" draw:text-style-name="P1" draw:layer="layout" draw:line-skew="1.822cm" svg:x1="8.5cm" svg:y1="1.875cm" svg:x2="17.75cm" svg:y2="5cm" draw:start-shape="id1" draw:start-glue-point="1" draw:end-shape="id19" draw:end-glue-point="3" svg:d="M8500 1875h6500v3125h2750" svg:viewBox="0 0 9251 3126">
          <text:p/>
        </draw:connector>
        <draw:custom-shape draw:style-name="gr4" draw:text-style-name="P6" xml:id="id22" draw:id="id22" draw:layer="layout" svg:width="4cm" svg:height="0.75cm" svg:x="24.7cm" svg:y="11.75cm">
          <text:p text:style-name="P5"><text:span text:style-name="T3">Headph. 2</text:span></text:p>
          <draw:enhanced-geometry svg:viewBox="0 0 21600 21600" draw:text-areas="0 0 21600 21600" draw:type="pentagon-right" draw:modifiers="18560.5598600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line-skew="1.822cm" svg:x1="8.5cm" svg:y1="1.875cm" svg:x2="17.75cm" svg:y2="16cm" draw:start-shape="id1" draw:start-glue-point="1" draw:end-shape="id20" draw:end-glue-point="3" svg:d="M8500 1875h6500v14125h2750" svg:viewBox="0 0 9251 14126">
          <text:p/>
        </draw:connector>
        <draw:custom-shape draw:style-name="gr3" draw:text-style-name="P4" xml:id="id23" draw:id="id23" draw:layer="layout" svg:width="2.75cm" svg:height="1.75cm" svg:x="17.7cm" svg:y="11.25cm">
          <text:p text:style-name="P3"><text:span text:style-name="T3">Summ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1" draw:id="id21" draw:layer="layout" svg:width="2.75cm" svg:height="1.75cm" svg:x="21.2cm" svg:y="11.25cm">
          <text:p text:style-name="P3"><text:span text:style-name="T3">Headphone</text:span></text:p>
          <text:p text:style-name="P3"><text:span text:style-name="T3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23.95cm" svg:y1="12.125cm" svg:x2="24.7cm" svg:y2="12.125cm" draw:start-shape="id21" draw:start-glue-point="1" draw:end-shape="id22" svg:d="M23950 12125h750" svg:viewBox="0 0 751 1">
          <text:p/>
        </draw:connector>
        <draw:custom-shape draw:style-name="gr5" draw:text-style-name="P8" xml:id="id2" draw:id="id2" draw:layer="layout" svg:width="1.75cm" svg:height="1.5cm" svg:x="17.75cm" svg:y="9.75cm">
          <text:p text:style-name="P7"><text:span text:style-name="T1">Pot.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onnector draw:style-name="gr9" draw:text-style-name="P12" draw:layer="layout" draw:type="line" svg:x1="20.45cm" svg:y1="12.125cm" svg:x2="21.2cm" svg:y2="12.125cm" draw:start-shape="id23" draw:start-glue-point="1" draw:end-shape="id21" draw:end-glue-point="3" svg:d="M20450 12125h750" svg:viewBox="0 0 751 1">
          <text:p/>
        </draw:connector>
        <draw:connector draw:style-name="gr10" draw:text-style-name="P1" draw:layer="layout" svg:x1="20.5cm" svg:y1="2.625cm" svg:x2="21.25cm" svg:y2="2.625cm" draw:start-shape="id10" draw:start-glue-point="1" draw:end-shape="id8" draw:end-glue-point="3" svg:d="M20500 2625h750" svg:viewBox="0 0 751 1">
          <text:p/>
        </draw:connector>
        <draw:custom-shape draw:style-name="gr4" draw:text-style-name="P6" xml:id="id25" draw:id="id25" draw:layer="layout" svg:width="4cm" svg:height="0.75cm" svg:x="24.7cm" svg:y="17.25cm">
          <text:p text:style-name="P5"><text:span text:style-name="T3">Headph. 3</text:span></text:p>
          <draw:enhanced-geometry svg:viewBox="0 0 21600 21600" draw:text-areas="0 0 21600 21600" draw:type="pentagon-right" draw:modifiers="18560.5598600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4" xml:id="id26" draw:id="id26" draw:layer="layout" svg:width="2.75cm" svg:height="1.75cm" svg:x="17.7cm" svg:y="16.75cm">
          <text:p text:style-name="P3"><text:span text:style-name="T3">Summing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4" draw:id="id24" draw:layer="layout" svg:width="2.75cm" svg:height="1.75cm" svg:x="21.2cm" svg:y="16.75cm">
          <text:p text:style-name="P3"><text:span text:style-name="T3">Headphone</text:span></text:p>
          <text:p text:style-name="P3"><text:span text:style-name="T3">Driver</text:span></text:p>
          <draw:enhanced-geometry svg:viewBox="0 0 21600 21600" draw:type="rectangle" draw:enhanced-path="M 0 0 L 21600 0 21600 21600 0 21600 0 0 Z N"/>
        </draw:custom-shape>
        <draw:connector draw:style-name="gr9" draw:text-style-name="P12" draw:layer="layout" draw:type="line" svg:x1="23.95cm" svg:y1="17.625cm" svg:x2="24.7cm" svg:y2="17.625cm" draw:start-shape="id24" draw:start-glue-point="1" draw:end-shape="id25" svg:d="M23950 17625h750" svg:viewBox="0 0 751 1">
          <text:p/>
        </draw:connector>
        <draw:custom-shape draw:style-name="gr5" draw:text-style-name="P8" xml:id="id20" draw:id="id20" draw:layer="layout" svg:width="1.75cm" svg:height="1.5cm" svg:x="17.75cm" svg:y="15.25cm">
          <text:p text:style-name="P7"><text:span text:style-name="T1">Pot.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onnector draw:style-name="gr9" draw:text-style-name="P12" draw:layer="layout" draw:type="line" svg:x1="20.45cm" svg:y1="17.625cm" svg:x2="21.2cm" svg:y2="17.625cm" draw:start-shape="id26" draw:start-glue-point="1" draw:end-shape="id24" draw:end-glue-point="3" svg:d="M20450 17625h750" svg:viewBox="0 0 751 1">
          <text:p/>
        </draw:connector>
        <draw:connector draw:style-name="gr11" draw:text-style-name="P1" draw:layer="layout" draw:line-skew="-0.567cm" svg:x1="11.75cm" svg:y1="17.625cm" svg:x2="17.776cm" svg:y2="14.202cm" draw:start-shape="id16" draw:start-glue-point="1" svg:d="M11750 17625h2750v-3423h3276" svg:viewBox="0 0 6027 3424">
          <text:p/>
        </draw:connector>
        <draw:custom-shape draw:style-name="gr3" draw:text-style-name="P4" xml:id="id10" draw:id="id10" draw:layer="layout" svg:width="2.75cm" svg:height="1.75cm" svg:x="17.75cm" svg:y="1.75cm">
          <text:p text:style-name="P3"><text:span text:style-name="T3">Summ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2" draw:layer="layout" draw:type="line" svg:x1="11.75cm" svg:y1="6.625cm" svg:x2="16cm" svg:y2="6.65cm" draw:start-shape="id4" draw:start-glue-point="1" draw:end-shape="id27" draw:end-glue-point="3" svg:d="M11750 6625l4250 25" svg:viewBox="0 0 4251 26">
          <text:p/>
        </draw:connector>
        <draw:connector draw:style-name="gr13" draw:text-style-name="P1" draw:layer="layout" draw:line-skew="-0.803cm" svg:x1="11.75cm" svg:y1="12.125cm" svg:x2="17.75cm" svg:y2="19.25cm" draw:start-shape="id13" draw:start-glue-point="1" draw:end-shape="id28" draw:end-glue-point="3" svg:d="M11750 12125h2250v7125h3750" svg:viewBox="0 0 6001 7126">
          <text:p/>
        </draw:connector>
        <draw:custom-shape draw:style-name="gr1" draw:text-style-name="P2" xml:id="id27" draw:id="id27" draw:layer="layout" svg:width="1.75cm" svg:height="1.5cm" svg:x="16cm" svg:y="5.9cm">
          <text:p text:style-name="P1"><text:span text:style-name="T1">Pot.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" draw:text-style-name="P4" xml:id="id11" draw:id="id11" draw:layer="layout" svg:width="2.75cm" svg:height="1.75cm" svg:x="17.75cm" svg:y="5.75cm">
          <text:p text:style-name="P3"><text:span text:style-name="T3">Summ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19" draw:id="id19" draw:layer="layout" svg:width="1.75cm" svg:height="1.5cm" svg:x="17.75cm" svg:y="4.25cm">
          <text:p text:style-name="P7"><text:span text:style-name="T1">Pot.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14" draw:text-style-name="P13" xml:id="id32" draw:id="id32" draw:layer="layout" svg:width="1.75cm" svg:height="1.5cm" svg:x="17.75cm" svg:y="7.5cm">
          <text:p text:style-name="P9"><text:span text:style-name="T1">Twin</text:span></text:p>
          <text:p text:style-name="P9"><text:span text:style-name="T1">Pot.</text:span>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4" draw:text-style-name="P13" xml:id="id29" draw:id="id29" draw:layer="layout" svg:width="1.75cm" svg:height="1.5cm" svg:x="17.75cm" svg:y="13cm">
          <text:p text:style-name="P9"><text:span text:style-name="T1">Twin</text:span></text:p>
          <text:p text:style-name="P9"><text:span text:style-name="T1">Pot.</text:span>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4" draw:text-style-name="P13" xml:id="id28" draw:id="id28" draw:layer="layout" svg:width="1.75cm" svg:height="1.5cm" svg:x="17.75cm" svg:y="18.5cm">
          <text:p text:style-name="P9"><text:span text:style-name="T1">Twin</text:span></text:p>
          <text:p text:style-name="P9"><text:span text:style-name="T1">Pot.</text:span>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onnector draw:style-name="gr15" draw:text-style-name="P1" draw:layer="layout" draw:line-skew="-1.303cm" svg:x1="11.75cm" svg:y1="6.625cm" svg:x2="17.75cm" svg:y2="13.75cm" draw:start-shape="id4" draw:start-glue-point="1" draw:end-shape="id29" draw:end-glue-point="3" svg:d="M11750 6625h1750v7125h4250" svg:viewBox="0 0 6001 7126">
          <text:p/>
        </draw:connector>
        <draw:connector draw:style-name="gr15" draw:text-style-name="P1" draw:layer="layout" draw:line-skew="-1.567cm" svg:x1="11.75cm" svg:y1="6.625cm" svg:x2="17.776cm" svg:y2="19.749cm" draw:start-shape="id4" draw:start-glue-point="1" svg:d="M11750 6625h1750v13124h4276" svg:viewBox="0 0 6027 13125">
          <text:p/>
        </draw:connector>
        <draw:connector draw:style-name="gr16" draw:text-style-name="P12" draw:layer="layout" draw:type="line" svg:x1="11.75cm" svg:y1="12.125cm" svg:x2="16cm" svg:y2="12.1cm" draw:start-shape="id13" draw:start-glue-point="1" draw:end-shape="id30" draw:end-glue-point="3" svg:d="M11750 12125l4250-25" svg:viewBox="0 0 4251 26">
          <text:p/>
        </draw:connector>
        <draw:connector draw:style-name="gr17" draw:text-style-name="P12" draw:layer="layout" draw:type="line" svg:x1="11.75cm" svg:y1="17.625cm" svg:x2="16cm" svg:y2="17.6cm" draw:start-shape="id16" draw:start-glue-point="1" draw:end-shape="id31" draw:end-glue-point="3" svg:d="M11750 17625l4250-25" svg:viewBox="0 0 4251 26">
          <text:p/>
        </draw:connector>
        <draw:connector draw:style-name="gr13" draw:text-style-name="P1" draw:layer="layout" draw:line-skew="-0.803cm" svg:x1="11.75cm" svg:y1="12.125cm" svg:x2="17.75cm" svg:y2="8.25cm" draw:start-shape="id13" draw:start-glue-point="1" draw:end-shape="id32" draw:end-glue-point="3" svg:d="M11750 12125h2250v-3875h3750" svg:viewBox="0 0 6001 3876">
          <text:p/>
        </draw:connector>
        <draw:connector draw:style-name="gr11" draw:text-style-name="P1" draw:layer="layout" draw:line-skew="-0.567cm" svg:x1="11.75cm" svg:y1="17.625cm" svg:x2="17.776cm" svg:y2="8.753cm" draw:start-shape="id16" draw:start-glue-point="1" svg:d="M11750 17625h2750v-8872h3276" svg:viewBox="0 0 6027 8873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10-18T18:19:29.432752714</meta:creation-date>
    <dc:date>2020-11-11T21:26:11.684100456</dc:date>
    <meta:editing-duration>PT37M17S</meta:editing-duration>
    <meta:editing-cycles>9</meta:editing-cycles>
    <meta:generator>LibreOffice/7.0.3.1$MacOSX_X86_64 LibreOffice_project/d7547858d014d4cf69878db179d326fc3483e082</meta:generator>
    <meta:document-statistic meta:object-count="71"/>
  </office:meta>
</office:document-meta>
</file>